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4-2014</text:span></text:span></text:p>
      <text:p text:style-name="P14">ACTA DE INICIO DE PROCEDIMIENTO</text:p>
      <text:p text:style-name="P15"/>
      <text:p text:style-name="P16"><text:span text:style-name="T17">Siendo las (hora),del día veinte (20) de May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4-2014</text:span><text:span text:style-name="T18"> </text:span><text:span text:style-name="T17">para la adquisición de </text:span><text:span text:style-name="T19">- 190 GUIAS CON CAPACIDAD HASTA 2,5 KILO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90 GUIAS CON CAPACIDAD HASTA 2,5 KILO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90 GUIAS CON CAPACIDAD HASTA 2,5 KILO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